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48cm" loext:decorative="false"/>
    </style:style>
    <style:style style:name="gr11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202cm" loext:decorative="false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326cm" svg:height="0.854cm" svg:x="15.412cm" svg:y="7.115cm">
          <text:list text:style-name="L3">
            <text:list-header>
              <text:p text:style-name="P4"><text:span text:style-name="T1">3 Notification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8.122cm" svg:height="0.854cm" svg:x="1.602cm" svg:y="12.895cm">
          <text:list text:style-name="L3">
            <text:list-item>
              <text:p text:style-name="P9"><text:span text:style-name="T3">2 Notification</text:span><text:span text:style-name="T1">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226cm" svg:x="16.698cm" svg:y="15.72cm">
          <text:list text:style-name="L3">
            <text:list-header>
              <text:p text:style-name="P4"><text:span text:style-name="T1">c), d) Placeholder</text:span></text:p>
            </text:list-header>
            <text:list-item>
              <text:p text:style-name="P4"><text:span text:style-name="T1">message</text:span></text:p>
            </text:list-item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455cm" svg:height="2.04cm" svg:x="5.717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and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7.356cm" svg:height="0.854cm" svg:x="28.085cm" svg:y="16.194cm">
          <text:list text:style-name="L3">
            <text:list-header>
              <text:p text:style-name="P4"><text:span text:style-name="T1">4 Notification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6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38cm" svg:height="0.854cm" svg:x="17.974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3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79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7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1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6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5" draw:text-style-name="P21" draw:layer="layout" svg:width="10.548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446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1" draw:layer="layout" svg:width="7.106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1" draw:layer="layout" svg:width="6.75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9.138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2" draw:layer="layout" svg:width="9.549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6.966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6.405cm" svg:height="1.346cm" svg:x="14.26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1" draw:layer="layout" svg:width="1.611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0" draw:text-style-name="P26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3" draw:text-style-name="P32" draw:layer="layout" svg:width="8.279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2" draw:layer="layout" svg:width="9.549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4.49cm" svg:height="2.04cm" svg:x="16.703cm" svg:y="13.581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7" xml:id="id12" draw:id="id12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8" xml:id="id22" draw:id="id22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8.287cm" svg:height="0.854cm" svg:x="1.52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xml:id="id14" draw:id="id14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4.985cm" svg:height="2.04cm" svg:x="16.576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5" draw:layer="layout" svg:width="5.455cm" svg:height="2.04cm" svg:x="5.717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7.521cm" svg:height="0.854cm" svg:x="28.004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4" xml:id="id21" draw:id="id21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3" draw:layer="layout" svg:width="7.686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3" draw:layer="layout" svg:width="1.738cm" svg:height="0.854cm" svg:x="17.974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2" draw:layer="layout" svg:width="8.253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32" draw:layer="layout" svg:width="8.279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13" draw:id="id13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xml:id="id16" draw:id="id16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2" draw:start-glue-point="16" draw:end-shape="id13" draw:end-glue-point="2" svg:d="M1509 17841l9-9496" svg:viewBox="0 0 10 9497">
          <text:p/>
        </draw:connector>
        <draw:custom-shape draw:style-name="gr89" draw:text-style-name="P27" xml:id="id20" draw:id="id20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0" draw:layer="layout" svg:width="7.961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0" draw:layer="layout" svg:width="8.016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2" draw:layer="layout" svg:width="8.19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5.701cm" svg:y1="19.111cm" svg:x2="12.903cm" svg:y2="19.096cm" draw:start-shape="id12" draw:start-glue-point="1" draw:end-shape="id14" svg:d="M5701 19111l7202-15" svg:viewBox="0 0 7203 16">
          <text:p/>
        </draw:connector>
        <draw:custom-shape draw:style-name="gr9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9" xml:id="id15" draw:id="id15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13" draw:start-glue-point="1" draw:end-shape="id15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15" draw:start-glue-point="1" draw:end-shape="id16" draw:end-glue-point="3" svg:d="M3387 8038l335-12" svg:viewBox="0 0 336 13">
          <text:p/>
        </draw:connector>
        <draw:custom-shape draw:style-name="gr97" draw:text-style-name="P25" xml:id="id17" draw:id="id17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5" xml:id="id19" draw:id="id19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9" xml:id="id18" draw:id="id18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17" draw:start-glue-point="1" draw:end-shape="id18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18" draw:start-glue-point="1" draw:end-shape="id19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16" draw:start-glue-point="1" draw:end-shape="id17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19" draw:start-glue-point="2" draw:end-shape="id20" draw:end-glue-point="1" svg:d="M36562 8331v8719h-9813" svg:viewBox="0 0 9814 8720">
          <text:p/>
        </draw:connector>
        <draw:custom-shape draw:style-name="gr100" draw:text-style-name="P10" draw:layer="layout" svg:width="10.548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2" draw:layer="layout" svg:width="6.446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2" draw:layer="layout" svg:width="7.106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21" draw:layer="layout" svg:width="6.75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draw:layer="layout" svg:width="9.138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2" draw:layer="layout" svg:width="9.549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0" draw:layer="layout" svg:width="6.966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5" draw:layer="layout" svg:width="6.405cm" svg:height="1.346cm" svg:x="14.26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21" draw:layer="layout" svg:width="1.611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21" draw:start-glue-point="4" draw:end-shape="id14" draw:end-glue-point="9" svg:d="M23519 18931l-8914 13" svg:viewBox="0 0 8915 14">
          <text:p/>
        </draw:connector>
        <draw:connector draw:style-name="gr60" draw:text-style-name="P26" draw:layer="layout" draw:type="line" svg:x1="14.605cm" svg:y1="19.287cm" svg:x2="23.519cm" svg:y2="19.253cm" draw:start-shape="id14" draw:start-glue-point="11" draw:end-shape="id21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22" draw:start-glue-point="3" draw:end-shape="id21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20" draw:start-glue-point="3" draw:end-shape="id21" draw:end-glue-point="0" svg:d="M25047 17050h-677v1741" svg:viewBox="0 0 678 1742">
          <text:p/>
        </draw:connector>
        <draw:custom-shape draw:style-name="gr114" draw:text-style-name="P32" draw:layer="layout" svg:width="8.279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2" draw:layer="layout" svg:width="9.549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5" draw:layer="layout" svg:width="4.49cm" svg:height="2.04cm" svg:x="16.623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0-28T17:00:45.403031935</dc:date>
    <dc:creator>Igor Zboran</dc:creator>
    <meta:editing-duration>P2DT12H14M15S</meta:editing-duration>
    <meta:editing-cycles>563</meta:editing-cycles>
    <meta:generator>LibreOffice/24.2.6.2$Linux_X86_64 LibreOffice_project/8e9a753d9daaea75c34b417ba1bdf556bf2fc5b3</meta:generator>
    <meta:document-statistic meta:object-count="136"/>
  </office:meta>
</office:document-meta>
</file>